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language="pl" fo:country="PL" style:font-name-complex="Times New Roman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text-properties fo:font-size="12pt" fo:language="pl" fo:country="PL" style:font-size-asian="12pt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1">
      <style:paragraph-properties fo:text-align="justify" style:justify-single-word="false"/>
    </style:style>
    <style:style style:name="P8" style:family="paragraph" style:parent-style-name="Standard">
      <style:paragraph-properties fo:margin-left="7.62cm" fo:margin-right="0cm" fo:text-indent="-7.62cm" style:auto-text-indent="false"/>
    </style:style>
    <style:style style:name="P9" style:family="paragraph" style:parent-style-name="Standard">
      <style:paragraph-properties fo:margin-left="7.62cm" fo:margin-right="0cm" fo:text-indent="-7.62cm" style:auto-text-indent="false"/>
      <style:text-properties fo:language="pl" fo:country="PL"/>
    </style:style>
    <style:style style:name="P10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0080" fo:language="pl" fo:country="PL"/>
    </style:style>
    <style:style style:name="P12" style:family="paragraph" style:parent-style-name="Header" style:master-page-name="Converted1">
      <style:paragraph-properties style:page-number="auto"/>
    </style:style>
    <style:style style:name="T1" style:family="text">
      <style:text-properties fo:language="pl" fo:country="PL"/>
    </style:style>
    <style:style style:name="T2" style:family="text">
      <style:text-properties fo:font-size="12pt" fo:language="pl" fo:country="PL" style:font-size-asian="12pt" style:font-size-complex="12pt"/>
    </style:style>
    <style:style style:name="T3" style:family="text">
      <style:text-properties style:text-position="super 58%" fo:font-size="12pt" fo:language="pl" fo:country="PL" style:font-size-asian="12pt" style:font-size-complex="12pt"/>
    </style:style>
    <style:style style:name="T4" style:family="text">
      <style:text-properties fo:color="#000080" style:font-name="Cambria" fo:font-size="14pt" fo:language="pl" fo:country="PL" fo:font-weight="bold" style:font-size-asian="14pt" style:font-weight-asian="bold" style:font-name-complex="Cambria1" style:font-size-complex="14pt" style:font-weight-complex="bold"/>
    </style:style>
    <style:style style:name="T5" style:family="text">
      <style:text-properties fo:color="#1f497d" fo:font-size="25pt" fo:language="pl" fo:country="PL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Silnie zasadowy preparat pianowy z dodatkiem chloru </text:span></text:h>
      <text:h text:style-name="Heading_20_1" text:outline-level="1"><text:span text:style-name="T1">Opis</text:span></text:h>
      <text:p text:style-name="P3"/>
      <text:p text:style-name="Standard"><text:span text:style-name="T2">Chlorfoam jest preparatem opartym na sodzie kaustycznej (NaOH), <text:s/>podchlorynie sodu, substancjach spieniających i mieszaninie sekwestrantów, które hamują powstawanie osadów i wspomagają proces mycia. </text:span></text:p>
      <text:p text:style-name="Standard"><text:span text:style-name="T1">Preparat <text:s/>został zaprojektowany tak , aby tworzył mocną, długo-trzymającą się pianę, co zapewnia długi kontakt preparatu z zabrudzeniami. </text:span><text:span text:style-name="T2">Preparat jest w szczególności przeznaczony do użytku w przemyśle spożywczym. Doskonale sprawdza się <text:s/>także w innych strefach związanych z obróbką <text:s/>żywności.</text:span></text:p>
      <text:p text:style-name="Standard"><text:span text:style-name="T1">Kombinacja wysokiej zasadowości w połączeniu z obecnością chloru zapewnia efektywne usuwanie tłuszczów, białek, a także zabrudzeń z warzyw i owoców. Środek świetnie sprawdza się także w rozjaśnianiu stali nierdzewnej.</text:span></text:p>
      <text:p text:style-name="Standard"><text:span text:style-name="T1">Chlorfoam <text:s/>nie nadaje się do użytku na powierzchniach aluminiowych lub galwanizowanych .</text:span></text:p>
      <text:p text:style-name="P3"/>
      <text:h text:style-name="Heading_20_1" text:outline-level="1"><text:span text:style-name="T1">Obszary stosowania</text:span></text:h>
      <text:p text:style-name="Standard"><text:span text:style-name="T2">Chlorfoam powinien być aplikowany przy pomocy wytwornic piany lub urządzeń wysokociśnieniowych. </text:span></text:p>
      <text:p text:style-name="Standard"><text:span text:style-name="T2">Stężenie robocze jest zależne od rodzaju i metody aplikacji. Właściwe stężenie powinno zostać dobrane metoda bezpośrednich testów. </text:span></text:p>
      <text:p text:style-name="Standard"><text:span text:style-name="T2">Po sporządzeniu 5% roztwór Chlorfoam otrzymuje się roztwór 0,39% (w/v) NaOH i stężenie chloru na poziomie 1700 ppm.</text:span></text:p>
      <text:p text:style-name="Standard"><text:span text:style-name="T2">Temperatura podczas procesu czyszczenia powinna być dostosowana do rodzaju zabrudzeń, jednakże nie jest zalecane używanie produktów zawierających chlor powyżej 50</text:span><text:span text:style-name="T3">o</text:span><text:span text:style-name="T2">C. </text:span></text:p>
      <text:p text:style-name="Standard"><text:span text:style-name="T2">Chlorfoam nie jest przeznaczony do bezpośredniego kontaktu z żywnością. </text:span></text:p>
      <text:p text:style-name="Standard"><text:span text:style-name="T2">Przykładowe zastosowania Causdeta 25 obejmują : </text:span></text:p>
      <text:p text:style-name="P5"/>
      <text:p text:style-name="Standard"><text:span text:style-name="T2">Mycie pianowe. Przed aplikacją piany zaleca się usuniecie większych zabrudzeń, np. resztek i dokładne spłukanie całej powierzchni. W typowych aplikacjach Chlorfoam stosuje się w stężeniu 3 – 5% (v/v). Mniejsze stężenie powoduje spadek gęstości i jakości piany, co skraca </text:span><text:soft-page-break/><text:span text:style-name="T2">czas kontaktu z powierzchnią. Taki roztwór może mieć również zbyt małą zawartość sody kaustycznej i podchlorynu sodu aby skutecznie usuwać zabrudzenia. Po właściwej aplikacji, piana powinna być pozostawiona na 20 minut zanim zostanie spłukana dużą ilością wody. W przypadku uporczywych zabrudzeń, zaleca się delikatne szorowanie przed spłukaniem. Aby zredukować ryzyko wystąpienia korozji należy przestrzegać zalecania dotyczącego temperatury i nie przekraczać 50</text:span><text:span text:style-name="T3">o</text:span><text:span text:style-name="T2">C. </text:span></text:p>
      <text:p text:style-name="Standard"><text:span text:style-name="T2">UWAGA: podczas używania/ stosowania Chlorfoam, żaden produkt o odczynie kwaśnym nie może znajdować się w pomieszczeniu. Należy upewnić się że w odpływach również nie znajdują się preparaty o odczynie kwaśnym. Kontakt Chlorfoam z preparatami kwaśnymi powoduje uwolnienie się trujących gazów chlorowych. <text:s/></text:span></text:p>
      <text:p text:style-name="P5"/>
      <text:p text:style-name="Standard"><text:span text:style-name="T2">Mycie ręczne. <text:s/>Chlorfoam może być używany do ręcznego mycia małych przedmiotów. Wówczas zdolność do wytwarzania piany, jak i zawartość <text:s/>sody kaustycznej i podchlorynu sodu nie są tak istotne gdyż stosuje się większą ilości szorowania (siły mechanicznej) jak i długotrwałe namaczanie. Dlatego też typowe stężenie w tego typu aplikacjach powinno wynosić 0,5 – 2 %. Ciepła woda zwiększa skuteczność mycia jednak jej temperatura nie powinna przekraczać 45</text:span><text:span text:style-name="T3"> o</text:span><text:span text:style-name="T2">C. Należy używać rękawic ochronnych. </text:span></text:p>
      <text:p text:style-name="P5"/>
      <text:p text:style-name="Standard"><text:span text:style-name="T2">Czyszczenie podłóg. Chlorfoam może być używany do czyszczenia podłóg. Jest skuteczny w usuwaniu wszelkiego rodzaju zabrudzeń pochodzenia organicznego – krwi, barwników do żywności, barwników warzywnych i owocowych, itd. Preparat sprawdza się tez w usuwaniu śladów opon. To tego typu aplikacji należy zastosować preparat w stężeniu 1 -2 %. W takim stężeniu preparat może myć stosowany w maszynach szorująco-zbierających gdyż poziom wytwarzanej piany jest niewielki. Należy upewnić się że układ dozujący maszyny (w tym zbiorniki i pompy) nie są wykonane z tzw. miękkich metali np. aluminium. <text:s text:c="3"/></text:span></text:p>
      <text:p text:style-name="Standard"><text:span text:style-name="T2">Użytkownicy powinni zapoznać się ze szczegółowymi wymaganiami w Instrukcjach Mycia CIC oraz karcie charakterystyki. Zastosowania inne niż wymienione powyżej muszą zostać uzgodnione z doradcą HCS. <text:s text:c="2"/></text:span></text:p>
      <text:h text:style-name="Heading_20_1" text:outline-level="1"><text:span text:style-name="T1">Korzyści :</text:span></text:h>
      <text:p text:style-name="Standard"><text:span text:style-name="T1">- skuteczne usuwanie białek, tłuszczów, zabrudzeń z warzyw i owoców</text:span></text:p>
      <text:p text:style-name="Standard"><text:span text:style-name="T1">-</text:span><text:span text:style-name="T2"> dobrze usuwa zabrudzenia i zawiesiny <text:s text:c="3"/></text:span></text:p>
      <text:p text:style-name="Standard"><text:span text:style-name="T1">- może być stosowany z twardą i miękką wodą </text:span></text:p>
      <text:h text:style-name="P1" text:outline-level="1"><text:soft-page-break/></text:h>
      <text:h text:style-name="P1" text:outline-level="1"/>
      <text:h text:style-name="Heading_20_1" text:outline-level="1"><text:span text:style-name="T1">Dane techniczne </text:span></text:h>
      <text:p text:style-name="P3"/>
      <text:p text:style-name="Standard"><text:span text:style-name="T1">Wygląd<text:tab/><text:tab/><text:tab/><text:tab/><text:tab/><text:tab/>Żółtawy płyn</text:span></text:p>
      <text:p text:style-name="Standard"><text:span text:style-name="T1">Zapach<text:tab/><text:tab/><text:tab/><text:tab/><text:tab/><text:tab/>Zapach chloru </text:span></text:p>
      <text:p text:style-name="Standard"><text:span text:style-name="T1">Piana<text:tab/><text:tab/><text:tab/><text:tab/><text:tab/><text:tab/>Stabilna, długo - utrzymująca się <text:s/>piana </text:span></text:p>
      <text:p text:style-name="Standard"><text:span text:style-name="T1">Gęstość<text:tab/><text:tab/><text:tab/><text:tab/><text:tab/><text:tab/>1.14 </text:span></text:p>
      <text:p text:style-name="Standard"><text:span text:style-name="T1">pH (roztworu 1%)<text:tab/><text:tab/><text:tab/><text:tab/>11,7 – 12,7 </text:span></text:p>
      <text:p text:style-name="Standard"><text:span text:style-name="T1">Chemiczne zapotrzebowanie tlenu (COD) <text:s/><text:tab/>385 g/L</text:span></text:p>
      <text:p text:style-name="Standard"><text:span text:style-name="T1">Zawartość azotu <text:s/><text:tab/><text:tab/><text:tab/><text:tab/>2 g/L </text:span></text:p>
      <text:p text:style-name="Standard"><text:span text:style-name="T1">Zawartość rtęci <text:tab/><text:tab/><text:tab/><text:tab/><text:tab/>0,025 mg/L </text:span></text:p>
      <text:p text:style-name="Standard"><text:span text:style-name="T1">Zawartość kadmu <text:tab/><text:tab/><text:tab/><text:tab/>0,017 mg/L </text:span></text:p>
      <text:p text:style-name="Standard"><text:span text:style-name="T1">Temp. Przechowywania <text:s/><text:tab/><text:tab/><text:tab/>-5°C do +30°C</text:span></text:p>
      <text:p text:style-name="Standard"><text:span text:style-name="T1">Okres przydatność<text:tab/><text:tab/><text:tab/><text:tab/>Minimum 2 lata </text:span></text:p>
      <text:p text:style-name="P8"><text:span text:style-name="T1">Metody testowania<text:tab/>Moc roztworu może być zmierzona poprzez miareczkowanie </text:span></text:p>
      <text:p text:style-name="P9"/>
      <text:h text:style-name="Heading_20_1" text:outline-level="1"><text:span text:style-name="T1">Zagrożenia</text:span></text:h>
      <text:p text:style-name="Standard"><text:span text:style-name="T1">UWAGA : kontakt z kwasami powoduje uwolnienie trujących gazów chlorowych. </text:span></text:p>
      <text:p text:style-name="Standard"><text:span text:style-name="T1">Chlorfoam może być bezpiecznie stosowana na stali nierdzewnej klasy 304 i 316.Powoduje korozję aluminium, cynku, miedzi, cyny i ich stopów. </text:span></text:p>
      <text:h text:style-name="Heading_20_1" text:outline-level="1"><text:span text:style-name="T1">Biodegradacja </text:span></text:h>
      <text:p text:style-name="Standard"><text:span text:style-name="T1">Związki powierzchniowo czynne zastosowane w preparacie spełniają wymogi Europejskiej Dyrektywy o Detergentach 648/2004. Produkt nie podlega bioakumulacji. <text:s/></text:span></text:p>
      <text:p text:style-name="P9"/>
      <text:h text:style-name="Heading_20_1" text:outline-level="1"><text:soft-page-break/><text:span text:style-name="T1">Pomiar stężeń </text:span></text:h>
      <text:p text:style-name="Standard"><text:span text:style-name="T1">Miareczkowanie <text:s/></text:span></text:p>
      <text:p text:style-name="Standard"><text:span text:style-name="T1">Odczynnik <text:s/><text:tab/><text:tab/>Numer katalogowy <text:tab/>Sprzęt<text:tab/><text:tab/><text:tab/><text:tab/>Numer katalogowy </text:span></text:p>
      <text:p text:style-name="Standard"><text:span text:style-name="T1">PA1 <text:tab/><text:tab/><text:tab/>SKS00800-01<text:tab/><text:tab/> Strzykawka 5ml <text:tab/><text:tab/>SKS00820 </text:span></text:p>
      <text:p text:style-name="Standard"><text:span text:style-name="T1">PA2 <text:tab/><text:tab/><text:tab/>SKS00800-02<text:tab/><text:tab/> Strzykawka 20 ml <text:tab/><text:tab/>SKS00822 </text:span></text:p>
      <text:p text:style-name="Standard"><text:span text:style-name="T1">Tiosiarczan sodowy <text:s/><text:tab/>SKS00800-03<text:tab/><text:tab/> Słoiczek z poliwęglanu <text:tab/><text:tab/>SKS00823</text:span></text:p>
      <text:p text:style-name="P4"/>
      <text:p text:style-name="P6"><text:span text:style-name="T1">Krok <text:tab/>Czynność </text:span></text:p>
      <text:list xml:id="list34197845" text:style-name="WWNum1">
        <text:list-item>
          <text:p text:style-name="P7"><text:span text:style-name="T1">Przy pomocy strzykawki przenieść 5 ml roztworu do słoiczka </text:span></text:p>
        </text:list-item>
        <text:list-item>
          <text:p text:style-name="P7"><text:span text:style-name="T1">Rozcieńczyć wodą do 20 ml </text:span></text:p>
        </text:list-item>
        <text:list-item>
          <text:p text:style-name="P7"><text:span text:style-name="T1">Dodać jeden kryształek Tiosiarczanu sodowego i mieszać do jego rozpuszczenia </text:span></text:p>
        </text:list-item>
        <text:list-item>
          <text:p text:style-name="P7"><text:span text:style-name="T1">Dodać 2 -3 kropli odczynnika PA1. Roztwór powinien stać się czerwony </text:span></text:p>
        </text:list-item>
        <text:list-item>
          <text:p text:style-name="P7"><text:span text:style-name="T1">Dodawać odczynnik PA2 do momentu całkowitego odbarwienia się roztworu, licząc krople. Po dodaniu <text:s/>każdej kropli zamieszać dla równomiernego rozprowadzenia odczynnika. </text:span></text:p>
        </text:list-item>
      </text:list>
      <text:p text:style-name="P10"><text:span text:style-name="T1">% zawartość produktu w roztworze <text:s/>(v/v) <text:s/>= (ilość kropli PA2) x 0,166 </text:span></text:p>
      <text:p text:style-name="P10"><text:span text:style-name="T1">% zawartość </text:span><text:span text:style-name="T2">sody kaustycznej (NaOH)</text:span><text:span text:style-name="T1"> w roztworze <text:s/>(v/v) <text:s/>= (ilość kropli PA2) x 0,035 </text:span></text:p>
      <text:p text:style-name="P11"/>
      <text:p text:style-name="Standard"><text:span text:style-name="T4">Przechowywanie </text:span></text:p>
      <text:p text:style-name="P3"/>
      <text:p text:style-name="Standard"><text:span text:style-name="T1">Przechowywać pojemniki szczelnie zamknięte. Przechowywać z dala od kwasów. </text:span></text:p>
      <text:p text:style-name="Standard"><text:span text:style-name="T1">Zapoznać się z kartą charakterystyki produktu. </text:span></text:p>
      <text:p text:style-name="P3"/>
      <text:p text:style-name="Standard"><text:span text:style-name="T4">Opakowania </text:span></text:p>
      <text:p text:style-name="Standard"><text:span text:style-name="T1">?????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pl" style:country-asian="PL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fo:language="en" fo:country="GB" style:language-asian="en" style:country-asian="US" style:font-name-complex="Calibri1"/>
    </style:style>
    <style:style style:name="Header" style:family="paragraph" style:parent-style-name="Standard" style:next-style-name="Text_20_body" style:class="text">
      <style:paragraph-properties fo:margin-top="0.423cm" fo:margin-bottom="0cm" fo:line-height="100%" fo:keep-with-next="always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name-asian="Times New Roman" style:font-size-asian="14pt" style:font-weight-asian="bold" style:font-name-complex="Cambria1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name-asian="Times New Roman" style:font-size-asian="13pt" style:font-weight-asian="bold" style:font-name-complex="Cambria1" style:font-size-complex="13pt" style:font-weight-complex="bold"/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style:page-number="auto"/>
    </style:style>
    <style:style style:name="MT1" style:family="text">
      <style:text-properties fo:color="#1f497d" fo:font-size="25pt" fo:language="pl" fo:country="PL" style:font-size-asian="25pt" style:font-size-complex="25pt"/>
    </style:style>
    <style:page-layout style:name="Mpm1">
      <style:page-layout-properties fo:page-width="21.001cm" fo:page-height="29.7cm" style:num-format="1" style:print-orientation="portrait" fo:margin-top="1.249cm" fo:margin-bottom="2.499cm" fo:margin-left="2.54cm" fo:margin-right="2.54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 CHLORFOAM</text:span></text:p>
      </style:head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ilnie zasadowy preparat pianowy z dodatkiem chloru </dc:title>
    <meta:initial-creator>Jakub</meta:initial-creator>
    <meta:editing-cycles>2</meta:editing-cycles>
    <meta:creation-date>2010-09-03T10:41:00</meta:creation-date>
    <dc:date>2014-12-30T14:04:27.40</dc:date>
    <meta:editing-duration>PT00H00M01S</meta:editing-duration>
    <meta:generator>OpenOffice.org/3.2$Win32 OpenOffice.org_project/320m18$Build-9502</meta:generator>
    <meta:document-statistic meta:table-count="0" meta:image-count="0" meta:object-count="0" meta:page-count="4" meta:paragraph-count="60" meta:word-count="786" meta:character-count="5821"/>
    <meta:template xlink:type="simple" xlink:actuate="onRequest" xlink:title="Normal_Wordconv.dotm" xlink:href=""/>
  </office:meta>
</office:document-meta>
</file>